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b8a9a" officeooo:paragraph-rsid="001b8a9a"/>
    </style:style>
    <style:style style:name="P2" style:family="paragraph" style:parent-style-name="Standard">
      <style:paragraph-properties fo:text-align="justify" style:justify-single-word="false"/>
      <style:text-properties fo:font-weight="bold" officeooo:rsid="001b8a9a" officeooo:paragraph-rsid="001b8a9a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weight="bold" officeooo:rsid="001ce772" officeooo:paragraph-rsid="001ce772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dc9f6" officeooo:paragraph-rsid="001dc9f6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eb144" officeooo:paragraph-rsid="0027c6f8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fa0ed" officeooo:paragraph-rsid="001fa0e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244f3b" officeooo:paragraph-rsid="00244f3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59034" officeooo:paragraph-rsid="00259034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66d54" officeooo:paragraph-rsid="00266d54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76f46" officeooo:paragraph-rsid="00276f46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29ddd9" officeooo:paragraph-rsid="0029ddd9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2b59b6" officeooo:paragraph-rsid="002b59b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2b61dc" officeooo:paragraph-rsid="002b61dc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size="14pt" fo:font-weight="bold" officeooo:rsid="001b8a9a" officeooo:paragraph-rsid="001b8a9a" style:font-size-asian="14pt" style:font-weight-asian="bold" style:font-size-complex="14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weight="normal" officeooo:rsid="0022dd9b" officeooo:paragraph-rsid="0022dd9b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fo:font-weight="normal" officeooo:rsid="001b8a9a" officeooo:paragraph-rsid="001b8a9a" style:font-weight-asian="normal" style:font-weight-complex="normal"/>
    </style:style>
    <style:style style:name="P20" style:family="paragraph" style:parent-style-name="Standard" style:list-style-name="L2">
      <style:paragraph-properties fo:text-align="justify" style:justify-single-word="false"/>
      <style:text-properties fo:font-weight="normal" officeooo:rsid="001ce772" officeooo:paragraph-rsid="001ce772" style:font-weight-asian="normal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font-weight="normal" officeooo:rsid="001dc9f6" officeooo:paragraph-rsid="001dc9f6" style:font-weight-asian="normal" style:font-weight-complex="normal"/>
    </style:style>
    <style:style style:name="P22" style:family="paragraph" style:parent-style-name="Standard" style:list-style-name="L4">
      <style:paragraph-properties fo:text-align="justify" style:justify-single-word="false"/>
      <style:text-properties fo:font-weight="normal" officeooo:rsid="001dc9f6" officeooo:paragraph-rsid="001dc9f6" style:font-weight-asian="normal" style:font-weight-complex="normal"/>
    </style:style>
    <style:style style:name="P23" style:family="paragraph" style:parent-style-name="Standard" style:list-style-name="L5">
      <style:paragraph-properties fo:text-align="justify" style:justify-single-word="false"/>
      <style:text-properties fo:font-weight="normal" officeooo:rsid="001fa0ed" officeooo:paragraph-rsid="001fa0ed" style:font-weight-asian="normal" style:font-weight-complex="normal"/>
    </style:style>
    <style:style style:name="P24" style:family="paragraph" style:parent-style-name="Standard" style:list-style-name="L6">
      <style:paragraph-properties fo:text-align="justify" style:justify-single-word="false"/>
      <style:text-properties fo:font-weight="normal" officeooo:rsid="002161e9" officeooo:paragraph-rsid="002161e9" style:font-weight-asian="normal" style:font-weight-complex="normal"/>
    </style:style>
    <style:style style:name="P25" style:family="paragraph" style:parent-style-name="Standard" style:list-style-name="L7">
      <style:paragraph-properties fo:text-align="justify" style:justify-single-word="false"/>
      <style:text-properties fo:font-weight="normal" officeooo:rsid="00244f3b" officeooo:paragraph-rsid="00244f3b" style:font-weight-asian="normal" style:font-weight-complex="normal"/>
    </style:style>
    <style:style style:name="P26" style:family="paragraph" style:parent-style-name="Standard" style:list-style-name="L8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27" style:family="paragraph" style:parent-style-name="Standard" style:list-style-name="L9">
      <style:paragraph-properties fo:text-align="justify" style:justify-single-word="false"/>
      <style:text-properties fo:font-weight="normal" officeooo:rsid="00259034" officeooo:paragraph-rsid="00259034" style:font-weight-asian="normal" style:font-weight-complex="normal"/>
    </style:style>
    <style:style style:name="P28" style:family="paragraph" style:parent-style-name="Standard" style:list-style-name="L24">
      <style:paragraph-properties fo:text-align="justify" style:justify-single-word="false"/>
      <style:text-properties fo:font-weight="normal" officeooo:rsid="00259034" officeooo:paragraph-rsid="0027c6f8" style:font-weight-asian="normal" style:font-weight-complex="normal"/>
    </style:style>
    <style:style style:name="P29" style:family="paragraph" style:parent-style-name="Standard" style:list-style-name="L10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30" style:family="paragraph" style:parent-style-name="Standard" style:list-style-name="L11">
      <style:paragraph-properties fo:text-align="justify" style:justify-single-word="false"/>
      <style:text-properties fo:font-weight="normal" officeooo:rsid="0025e0e3" officeooo:paragraph-rsid="0025e0e3" style:font-weight-asian="normal" style:font-weight-complex="normal"/>
    </style:style>
    <style:style style:name="P31" style:family="paragraph" style:parent-style-name="Standard" style:list-style-name="L12">
      <style:paragraph-properties fo:text-align="justify" style:justify-single-word="false"/>
      <style:text-properties fo:font-weight="normal" officeooo:rsid="00266d54" officeooo:paragraph-rsid="00266d54" style:font-weight-asian="normal" style:font-weight-complex="normal"/>
    </style:style>
    <style:style style:name="P32" style:family="paragraph" style:parent-style-name="Standard" style:list-style-name="L13">
      <style:paragraph-properties fo:text-align="justify" style:justify-single-word="false"/>
      <style:text-properties fo:font-weight="normal" officeooo:rsid="00266d54" officeooo:paragraph-rsid="00266d54" style:font-weight-asian="normal" style:font-weight-complex="normal"/>
    </style:style>
    <style:style style:name="P33" style:family="paragraph" style:parent-style-name="Standard" style:list-style-name="L13">
      <style:paragraph-properties fo:text-align="justify" style:justify-single-word="false"/>
      <style:text-properties fo:font-weight="normal" officeooo:rsid="002e7892" officeooo:paragraph-rsid="002e7892" style:font-weight-asian="normal" style:font-weight-complex="normal"/>
    </style:style>
    <style:style style:name="P34" style:family="paragraph" style:parent-style-name="Standard" style:list-style-name="L14">
      <style:paragraph-properties fo:text-align="justify" style:justify-single-word="false"/>
      <style:text-properties fo:font-weight="normal" officeooo:rsid="00276f46" officeooo:paragraph-rsid="00276f46" style:font-weight-asian="normal" style:font-weight-complex="normal"/>
    </style:style>
    <style:style style:name="P35" style:family="paragraph" style:parent-style-name="Standard" style:list-style-name="L15">
      <style:paragraph-properties fo:text-align="justify" style:justify-single-word="false"/>
      <style:text-properties fo:font-weight="normal" officeooo:rsid="00276f46" officeooo:paragraph-rsid="00276f46" style:font-weight-asian="normal" style:font-weight-complex="normal"/>
    </style:style>
    <style:style style:name="P36" style:family="paragraph" style:parent-style-name="Standard" style:list-style-name="L16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37" style:family="paragraph" style:parent-style-name="Standard" style:list-style-name="L17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38" style:family="paragraph" style:parent-style-name="Standard">
      <style:paragraph-properties fo:text-align="justify" style:justify-single-word="false"/>
      <style:text-properties fo:font-weight="normal" officeooo:rsid="0029ddd9" officeooo:paragraph-rsid="0029ddd9" style:font-weight-asian="normal" style:font-weight-complex="normal"/>
    </style:style>
    <style:style style:name="P39" style:family="paragraph" style:parent-style-name="Standard" style:list-style-name="L18">
      <style:paragraph-properties fo:text-align="justify" style:justify-single-word="false"/>
      <style:text-properties fo:font-weight="normal" officeooo:rsid="002b59b6" officeooo:paragraph-rsid="002b59b6" style:font-weight-asian="normal" style:font-weight-complex="normal"/>
    </style:style>
    <style:style style:name="P40" style:family="paragraph" style:parent-style-name="Standard" style:list-style-name="L19">
      <style:paragraph-properties fo:text-align="justify" style:justify-single-word="false"/>
      <style:text-properties fo:font-weight="normal" officeooo:rsid="002b59b6" officeooo:paragraph-rsid="002b59b6" style:font-weight-asian="normal" style:font-weight-complex="normal"/>
    </style:style>
    <style:style style:name="P41" style:family="paragraph" style:parent-style-name="Standard" style:list-style-name="L19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2" style:family="paragraph" style:parent-style-name="Standard" style:list-style-name="L20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3" style:family="paragraph" style:parent-style-name="Standard" style:list-style-name="L21">
      <style:paragraph-properties fo:text-align="justify" style:justify-single-word="false"/>
      <style:text-properties fo:font-weight="normal" officeooo:rsid="002b61dc" officeooo:paragraph-rsid="002b61dc" style:font-weight-asian="normal" style:font-weight-complex="normal"/>
    </style:style>
    <style:style style:name="P44" style:family="paragraph" style:parent-style-name="Standard" style:list-style-name="L21">
      <style:paragraph-properties fo:text-align="justify" style:justify-single-word="false"/>
      <style:text-properties fo:font-weight="normal" officeooo:rsid="002cad77" officeooo:paragraph-rsid="002cad77" style:font-weight-asian="normal" style:font-weight-complex="normal"/>
    </style:style>
    <style:style style:name="P45" style:family="paragraph" style:parent-style-name="Standard" style:list-style-name="L22">
      <style:paragraph-properties fo:text-align="justify" style:justify-single-word="false"/>
      <style:text-properties fo:font-weight="normal" officeooo:rsid="001efcb7" officeooo:paragraph-rsid="0027c6f8" style:font-weight-asian="normal" style:font-weight-complex="normal"/>
    </style:style>
    <style:style style:name="P46" style:family="paragraph" style:parent-style-name="Standard" style:list-style-name="L23">
      <style:paragraph-properties fo:text-align="justify" style:justify-single-word="false"/>
      <style:text-properties fo:font-weight="normal" officeooo:rsid="0022dd9b" officeooo:paragraph-rsid="0027c6f8" style:font-weight-asian="normal" style:font-weight-complex="normal"/>
    </style:style>
    <style:style style:name="P47" style:family="paragraph" style:parent-style-name="Standard" style:list-style-name="L24">
      <style:paragraph-properties fo:text-align="justify" style:justify-single-word="false"/>
      <style:text-properties fo:font-weight="normal" officeooo:rsid="0029a86e" officeooo:paragraph-rsid="0029a86e" style:font-weight-asian="normal" style:font-weight-complex="normal"/>
    </style:style>
    <style:style style:name="P48" style:family="paragraph" style:parent-style-name="Standard" style:list-style-name="L25">
      <style:paragraph-properties fo:text-align="justify" style:justify-single-word="false"/>
      <style:text-properties fo:font-weight="normal" officeooo:rsid="002ebec1" officeooo:paragraph-rsid="002ebec1" style:font-weight-asian="normal" style:font-weight-complex="normal"/>
    </style:style>
    <style:style style:name="P49" style:family="paragraph" style:parent-style-name="Standard" style:list-style-name="L24">
      <style:paragraph-properties fo:text-align="justify" style:justify-single-word="false"/>
      <style:text-properties fo:font-weight="normal" officeooo:rsid="002f7a3e" officeooo:paragraph-rsid="00311211" style:font-weight-asian="normal" style:font-weight-complex="normal"/>
    </style:style>
    <style:style style:name="P50" style:family="paragraph" style:parent-style-name="Standard">
      <style:paragraph-properties fo:text-align="justify" style:justify-single-word="false"/>
      <style:text-properties fo:font-weight="bold" officeooo:rsid="002ebec1" officeooo:paragraph-rsid="002ebec1" style:font-weight-asian="bold" style:font-weight-complex="bold"/>
    </style:style>
    <style:style style:name="P51" style:family="paragraph" style:parent-style-name="Standard">
      <style:paragraph-properties fo:text-align="justify" style:justify-single-word="false"/>
      <style:text-properties officeooo:paragraph-rsid="002ebec1"/>
    </style:style>
    <style:style style:name="P52" style:family="paragraph" style:parent-style-name="Standard" style:list-style-name="L26">
      <style:paragraph-properties fo:text-align="justify" style:justify-single-word="false"/>
      <style:text-properties officeooo:rsid="002ebec1" officeooo:paragraph-rsid="002ebec1"/>
    </style:style>
    <style:style style:name="T1" style:family="text">
      <style:text-properties officeooo:rsid="001ce772"/>
    </style:style>
    <style:style style:name="T2" style:family="text">
      <style:text-properties officeooo:rsid="001eb144"/>
    </style:style>
    <style:style style:name="T3" style:family="text">
      <style:text-properties officeooo:rsid="001f8dc8"/>
    </style:style>
    <style:style style:name="T4" style:family="text">
      <style:text-properties officeooo:rsid="001fa0ed"/>
    </style:style>
    <style:style style:name="T5" style:family="text">
      <style:text-properties officeooo:rsid="0022dd9b"/>
    </style:style>
    <style:style style:name="T6" style:family="text">
      <style:text-properties officeooo:rsid="00244f3b"/>
    </style:style>
    <style:style style:name="T7" style:family="text">
      <style:text-properties officeooo:rsid="00266d54"/>
    </style:style>
    <style:style style:name="T8" style:family="text">
      <style:text-properties officeooo:rsid="0029a86e"/>
    </style:style>
    <style:style style:name="T9" style:family="text">
      <style:text-properties officeooo:rsid="0029ddd9"/>
    </style:style>
    <style:style style:name="T10" style:family="text">
      <style:text-properties officeooo:rsid="002b61dc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bold" officeooo:rsid="002ebec1" style:font-weight-asian="bold" style:font-weight-complex="bold"/>
    </style:style>
    <style:style style:name="T13" style:family="text">
      <style:text-properties officeooo:rsid="0031121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icionário conceitual de dados.<text:tab/></text:p>
      <text:p text:style-name="P1"/>
      <text:p text:style-name="P2">Entidade Pessoa:</text:p>
      <text:list xml:id="list1736491977" text:style-name="L1">
        <text:list-item>
          <text:p text:style-name="P19">Generalização da entidade Cliente e Funcionário. Guarda atributos comum a <text:span text:style-name="T1">uma</text:span> pessoa.</text:p>
        </text:list-item>
      </text:list>
      <text:p text:style-name="P3">Atributo(s):</text:p>
      <text:list xml:id="list2453796346" text:style-name="L2">
        <text:list-item>
          <text:p text:style-name="P20">CPF: armazena o número do CPF de uma pessoa;</text:p>
        </text:list-item>
        <text:list-item>
          <text:p text:style-name="P20">telefone: armazena o número de telefone de uma pessoa;</text:p>
        </text:list-item>
        <text:list-item>
          <text:p text:style-name="P20">nome: armazena o nome de uma pessoa;</text:p>
          <text:p text:style-name="P20"/>
        </text:list-item>
      </text:list>
      <text:p text:style-name="P4">Entidade Funcionário:</text:p>
      <text:list xml:id="list2088106047" text:style-name="L3">
        <text:list-item>
          <text:p text:style-name="P21">Especialização da entidade Pessoa. Criada para armazenar as informações específicas de Funcionário.</text:p>
        </text:list-item>
      </text:list>
      <text:p text:style-name="P4">Atributo(s):</text:p>
      <text:list xml:id="list10714099" text:style-name="L4">
        <text:list-item>
          <text:p text:style-name="P22">salario: armazena o salário do funcionário;</text:p>
        </text:list-item>
        <text:list-item>
          <text:p text:style-name="P22">setor: armazena o nome do setor que o funcionário trabalha;</text:p>
        </text:list-item>
        <text:list-item>
          <text:p text:style-name="P22">dataAdmicao: armazena a data de admissão do funcio<text:span text:style-name="T2">ná</text:span>rio;</text:p>
        </text:list-item>
        <text:list-item>
          <text:p text:style-name="P22">matricula: armazena o número da <text:span text:style-name="T2">matrícula</text:span> do funcionário;</text:p>
          <text:p text:style-name="P22"/>
        </text:list-item>
      </text:list>
      <text:p text:style-name="P6">Entidade Cliente:</text:p>
      <text:list xml:id="list1935157970" text:style-name="L5">
        <text:list-item>
          <text:p text:style-name="P23">Especialização da entidade Pessoa. Criada para armazenar informações de um cliente cadastrado.</text:p>
        </text:list-item>
      </text:list>
      <text:p text:style-name="P6">Atributos(s):</text:p>
      <text:list xml:id="list4107395744" text:style-name="L6">
        <text:list-item>
          <text:p text:style-name="P24"><text:span text:style-name="T4">e</text:span>ndereço: <text:span text:style-name="T5">armazena o endereço do cliente cadastrado;</text:span></text:p>
        </text:list-item>
      </text:list>
      <text:p text:style-name="P15"/>
      <text:p text:style-name="P7">Entidade Cartão:</text:p>
      <text:list xml:id="list1060164471" text:style-name="L7">
        <text:list-item>
          <text:p text:style-name="P25">Criada para armazenar as informações do cartão utilizado em uma compra.</text:p>
        </text:list-item>
      </text:list>
      <text:p text:style-name="P7">Atributos(s):</text:p>
      <text:list xml:id="list3994895763" text:style-name="L8">
        <text:list-item>
          <text:p text:style-name="P26">parcela: armazena a quantidade de parcelas do valor total.</text:p>
        </text:list-item>
        <text:list-item>
          <text:p text:style-name="P26">bandeira: armazena a bandeira do cartão.</text:p>
        </text:list-item>
        <text:list-item>
          <text:p text:style-name="P26">numero: armazena o número do cartão.</text:p>
        </text:list-item>
        <text:list-item>
          <text:p text:style-name="P26">titular: armazena o nome do titular do cartão.</text:p>
        </text:list-item>
      </text:list>
      <text:p text:style-name="P16"/>
      <text:p text:style-name="P8">Entidade Setor:</text:p>
      <text:list xml:id="list263402771" text:style-name="L9">
        <text:list-item>
          <text:p text:style-name="P27">Criado para armazenar informações relacionadas aos setores.</text:p>
        </text:list-item>
      </text:list>
      <text:p text:style-name="P8">Atributos(s):</text:p>
      <text:list xml:id="list2257720754" text:style-name="L10">
        <text:list-item>
          <text:p text:style-name="P29">nome: armazena o nome do setor;</text:p>
        </text:list-item>
      </text:list>
      <text:list xml:id="list1491779594" text:style-name="L11">
        <text:list-item>
          <text:p text:style-name="P30">código: armazena o código do setor;</text:p>
        </text:list-item>
      </text:list>
      <text:p text:style-name="P17"/>
      <text:p text:style-name="P9">Entidade Despesa:</text:p>
      <text:list xml:id="list1298216504" text:style-name="L12">
        <text:list-item>
          <text:p text:style-name="P31">Criada para armazenar as informações das despesas a prazo do cliente;</text:p>
        </text:list-item>
      </text:list>
      <text:p text:style-name="P9">Atributo(s):</text:p>
      <text:list xml:id="list2763270440" text:style-name="L13">
        <text:list-item>
          <text:p text:style-name="P32">dataDespesa: armazena a data que o cliente criou a despesa;</text:p>
        </text:list-item>
        <text:list-item>
          <text:p text:style-name="P32">dataPagamento: armazena a data que o cliente efetuou o pagamento da despesa;</text:p>
        </text:list-item>
        <text:list-item>
          <text:p text:style-name="P32">valor: armazena o valor da despesa;</text:p>
        </text:list-item>
        <text:list-item>
          <text:p text:style-name="P32">prazo: armazena a data do prazo da despesa;</text:p>
        </text:list-item>
        <text:list-item>
          <text:p text:style-name="P33">codigo: armazena o código da despesa.</text:p>
          <text:p text:style-name="P32"/>
        </text:list-item>
      </text:list>
      <text:p text:style-name="P10">Entidade Venda:</text:p>
      <text:list xml:id="list3213279139" text:style-name="L14">
        <text:list-item>
          <text:p text:style-name="P34">Criada para armazenar as informações de uma venda.</text:p>
        </text:list-item>
      </text:list>
      <text:p text:style-name="P10">Atributos(s):</text:p>
      <text:list xml:id="list1966885762" text:style-name="L15">
        <text:list-item>
          <text:p text:style-name="P35">codVenda: armazena o código da venda;</text:p>
        </text:list-item>
        <text:list-item>
          <text:p text:style-name="P35">data: armazena a data que a venda foi efetuada;</text:p>
        </text:list-item>
        <text:list-item>
          <text:p text:style-name="P35">formaPagamento: armazena a forma de pagamento;</text:p>
        </text:list-item>
        <text:list-item>
          <text:p text:style-name="P35">quantProduto: armazena a quantidade de produtos de uma venda;</text:p>
        </text:list-item>
        <text:list-item>
          <text:p text:style-name="P35">valor: armazena o valor total da venda;</text:p>
        </text:list-item>
      </text:list>
      <text:p text:style-name="P11">Entidade Produto:</text:p>
      <text:list xml:id="list1980240048" text:style-name="L16">
        <text:list-item>
          <text:p text:style-name="P36">Criada para armazenar informações dos produtos;</text:p>
        </text:list-item>
      </text:list>
      <text:p text:style-name="P11"><text:soft-page-break/>Atributo(s):</text:p>
      <text:list xml:id="list1564039301" text:style-name="L17">
        <text:list-item>
          <text:p text:style-name="P37">valorUnid: armazena o valor por unidade do produto;</text:p>
        </text:list-item>
        <text:list-item>
          <text:p text:style-name="P37">codBarras: armazena o código de barras do produto;</text:p>
        </text:list-item>
        <text:list-item>
          <text:p text:style-name="P37">descricao: armazena a descrição do produto;</text:p>
        </text:list-item>
      </text:list>
      <text:p text:style-name="P12">Entidade Fornecedor:</text:p>
      <text:list xml:id="list53406053" text:style-name="L18">
        <text:list-item>
          <text:p text:style-name="P39">Criada para armazenar informações dos fornecedores.</text:p>
        </text:list-item>
      </text:list>
      <text:p text:style-name="P12">Atributo(s):</text:p>
      <text:list xml:id="list2469116001" text:style-name="L19">
        <text:list-item>
          <text:p text:style-name="P40">CNPJ: armazena o CNPJ da empresa que o fornecedor trabalha;</text:p>
        </text:list-item>
        <text:list-item>
          <text:p text:style-name="P40">endereço: armazena o endereço da empresa que o fornecedor trabalha, <text:span text:style-name="T10">formado por número, rua, cidade e bairro.</text:span></text:p>
        </text:list-item>
        <text:list-item>
          <text:p text:style-name="P41">nome; armazena o nome do fornecedor;</text:p>
        </text:list-item>
        <text:list-item>
          <text:p text:style-name="P41">telefone: armazena os telefones do fornecedor;</text:p>
        </text:list-item>
      </text:list>
      <text:p text:style-name="P18"/>
      <text:p text:style-name="P13">Entidade Estoque:</text:p>
      <text:list xml:id="list3375210389" text:style-name="L20">
        <text:list-item>
          <text:p text:style-name="P42">Criada para armazenar as informações do estoque de produtos.</text:p>
        </text:list-item>
      </text:list>
      <text:p text:style-name="P13">Atributo(s):</text:p>
      <text:list xml:id="list931555717" text:style-name="L21">
        <text:list-item>
          <text:p text:style-name="P43">idProduto: armazena o número identificador (id) de cada produto do estoque;</text:p>
        </text:list-item>
        <text:list-item>
          <text:p text:style-name="P43">produtosLote: armazena a quantidade de produtos por lote;</text:p>
        </text:list-item>
        <text:list-item>
          <text:p text:style-name="P44">dataFornecimento: armazena a data que o produto foi fornecido ao estoque;</text:p>
        </text:list-item>
        <text:list-item>
          <text:p text:style-name="P44">dataValidade: armazena a data de validade do produto;</text:p>
        </text:list-item>
        <text:list-item>
          <text:p text:style-name="P44">quantidadeLotes: armazena a quantidade de lotes de um produto que restam no estoque;</text:p>
        </text:list-item>
      </text:list>
      <text:p text:style-name="P38"/>
      <text:p text:style-name="P50">Entidade Compra:</text:p>
      <text:list xml:id="list3912758609" text:style-name="L25">
        <text:list-item>
          <text:p text:style-name="P48">Criada para armazenar as informações das compras feitas do supermercado.</text:p>
        </text:list-item>
      </text:list>
      <text:p text:style-name="P51"><text:span text:style-name="T12">Atributo(s):</text:span></text:p>
      <text:list xml:id="list1206052287" text:style-name="L26">
        <text:list-item>
          <text:p text:style-name="P52"><text:span text:style-name="T11">codigo: armazena o código da compra;</text:span></text:p>
        </text:list-item>
        <text:list-item>
          <text:p text:style-name="P52"><text:span text:style-name="T11">valor: armazena o valor da compra;</text:span></text:p>
        </text:list-item>
        <text:list-item>
          <text:p text:style-name="P52"><text:span text:style-name="T11">data: armazena o valor da data da compra;</text:span></text:p>
        </text:list-item>
      </text:list>
      <text:p text:style-name="P10"/>
      <text:p text:style-name="P5">Relacionamento(s):</text:p>
      <text:list xml:id="list1174326433" text:style-name="L22">
        <text:list-item>
          <text:p text:style-name="P45">realiza: relaciona Funcionário com Venda. Cada funcionário pode realizar nenhuma ou várias vendas. <text:span text:style-name="T8">U</text:span>ma <text:span text:style-name="T8">v</text:span>enda pode ser realizada por <text:span text:style-name="T3">um e somente</text:span> um funcionário.</text:p>
        </text:list-item>
        <text:list-item>
          <text:p text:style-name="P45">gerencia: relaciona Funcionário com Setor. Armazena a data de início <text:span text:style-name="T3">e a data do fim da gerência. Um Funcionário pode gerenciar apenas um Setor ou nenhum. Um Setor deve ser gerenciado por um Funcionário.</text:span></text:p>
        </text:list-item>
      </text:list>
      <text:list xml:id="list3816785359" text:style-name="L23">
        <text:list-item>
          <text:p text:style-name="P46">possui: relaciona Cliente com Despesa. Um cliente pode possuir várias despesas ou nenhuma. <text:span text:style-name="T7">Uma despesa é possuída por um e somente um cliente.</text:span></text:p>
        </text:list-item>
        <text:list-item>
          <text:p text:style-name="P46">paga: relaciona Cliente com Venda. Armazena o número do cheque do cliente. Um Cliente paga no cheque uma ou várias vendas. Uma <text:span text:style-name="T6">Venda deve ser paga por um e somente um cliente.</text:span></text:p>
        </text:list-item>
      </text:list>
      <text:list xml:id="list2826073912" text:style-name="L24">
        <text:list-item>
          <text:p text:style-name="P28">paga: relaciona Cartão com Venda. Um cartão paga uma ou mais vendas .<text:span text:style-name="T8">U</text:span>ma Venda é paga por nenhum ou vários cartões.</text:p>
        </text:list-item>
        <text:list-item>
          <text:p text:style-name="P47">tem: relaciona Venda com Produto. Uma venda pode ter um ou mais produtos. Um produto pode estar em várias ou nenhuma venda.</text:p>
        </text:list-item>
        <text:list-item>
          <text:p text:style-name="P47">tem: relaciona Estoque e Produto. Um estoque pode ter vários produtos ou nenhum. Um produto está em um e somente um estoque.</text:p>
        </text:list-item>
        <text:list-item>
          <text:p text:style-name="P47">vende: relaciona Fornecedor com Produto. Um fornecedor <text:span text:style-name="T9">vende vários produtos ou nenhum. Um produto é vendido por um ou muitos fornecedores.</text:span></text:p>
        </text:list-item>
        <text:list-item>
          <text:p text:style-name="P49">possui: relaciona Compra com Fornecedor. Uma compra possui um ou vários fornecedor. Um fornecedor participa <text:span text:style-name="T13">de varias ou nenhuma compra.</text:span></text:p>
        </text:list-item>
        <text:list-item>
          <text:p text:style-name="P49"><text:span text:style-name="T13">administra: relaciona Funcionario com Compra. Um funcionário administra varias compras ou nenhuma. Uma compra é administrada por um e somente um funcionári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6T14:25:42.787000000</meta:creation-date>
    <dc:date>2018-07-20T11:13:18.387282721</dc:date>
    <meta:editing-duration>PT46M</meta:editing-duration>
    <meta:editing-cycles>8</meta:editing-cycles>
    <meta:generator>LibreOffice/6.0.3.2$Linux_X86_64 LibreOffice_project/00m0$Build-2</meta:generator>
    <meta:document-statistic meta:table-count="0" meta:image-count="0" meta:object-count="0" meta:page-count="2" meta:paragraph-count="87" meta:word-count="762" meta:character-count="4641" meta:non-whitespace-character-count="4025"/>
  </office:meta>
</office:document-meta>
</file>